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generalize_codekey_wcf(par_cf_codekey t_code_key, par_key t_code_key)TO user_&lt;&lt;$app_name$&gt;&gt;_data_admin, user_&lt;&lt;$app_name$&gt;&gt;_data_reader;">
            <text:p>GRANT EXECUTE ON FUNCTION generalize_codekey_wcf(par_cf_codekey t_code_key, par_key t_code_key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generalize_codekeyl_wcf(par_cf_codekey t_code_key, par_key t_code_key_by_lng)TO user_&lt;&lt;$app_name$&gt;&gt;_data_admin, user_&lt;&lt;$app_name$&gt;&gt;_data_reader;">
            <text:p>GRANT EXECUTE ON FUNCTION generalize_codekeyl_wcf(par_cf_codekey t_code_key, par_key t_code_key_by_lng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GRANT EXECUTE ON FUNCTION mk_name_construction_input(par_lng t_code_key_by_lng, par_name varchar, par_entity t_code_key_by_lng, par_description varchar)TO user_&lt;&lt;$app_name$&gt;&gt;_data_admin, user_&lt;&lt;$app_name$&gt;&gt;_data_reader;">
            <text:p>GRANT EXECUTE ON FUNCTION mk_name_construction_input(par_lng t_code_key_by_lng, par_name varchar, par_entity t_code_key_by_lng, par_description varchar)TO user_&lt;&lt;$app_name$&gt;&gt;_data_admin, user_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acodekeyl t_addressed_code_key_by_lng, par_determine_mask integer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acodekeyl t_addressed_code_key_by_lng, par_determine_mask integer)TO user_&lt;&lt;$app_name$&gt;&gt;_data_admin, user_&lt;&lt;$app_name$&gt;&gt;_data_reader;">
            <text:p>GRANT EXECUTE ON FUNCTION optimize_acodekeyl(par_acodekeyl t_addressed_code_key_by_lng, par_determine_mask integer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optimize_acodekeyl(par_acodekeyl t_addressed_code_key_by_lng, par_determine_mask integer);">
            <text:p>DROP FUNCTION IF EXISTS optimize_acodekeyl(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code_id_of_entity(entity_code_text varchar)TO user_&lt;&lt;$app_name$&gt;&gt;_data_admin, user_&lt;&lt;$app_name$&gt;&gt;_data_reader;">
            <text:p>GRANT EXECUTE ON FUNCTION code_id_of_entity(entity_code_text varchar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codifier_id_of(par_if_exists boolean, par_cf_keyl t_code_key_by_lng)TO user_&lt;&lt;$app_name$&gt;&gt;_data_admin, user_&lt;&lt;$app_name$&gt;&gt;_data_reader;">
            <text:p>GRANT EXECUTE ON FUNCTION codifier_id_of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IF([.C69]=&quot;admin&quot;;&quot;TO user_&lt;&lt;$app_name$&gt;&gt;_data_admin;&quot;;&quot;TO user_&lt;&lt;$app_name$&gt;&gt;_data_admin, user_&lt;&lt;$app_name$&gt;&gt;_data_reader;&quot;))" office:value-type="string" office:string-value="GRANT EXECUTE ON FUNCTION new_code_by_userseqs(par_code_construct code_construction_input, par_super_code t_code_key_by_lng, par_dflt_isit boolean, par_codifier_ids_seq_name varchar, par_plaincode_ids_seq_name varchar)TO user_&lt;&lt;$app_name$&gt;&gt;_data_admin;">
            <text:p>GRANT EXECUTE ON FUNCTION new_code_by_userseqs(par_code_construct code_construction_input, par_super_code t_code_key_by_lng, par_dflt_isit boolean, par_codifier_ids_seq_name varchar, par_plaincode_ids_seq_name varchar)TO user_&lt;&lt;$app_name$&gt;&gt;_data_admin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70];3)=&quot;-- &quot;;[.E70]=&quot;&quot;);IF([.E70]=&quot;&quot;;&quot;&quot;;[.E70]);&quot;GRANT EXECUTE ON FUNCTION &quot; &amp; [.E70] &amp; IF([.C70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IF([.C71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72];3)=&quot;-- &quot;;[.E72]=&quot;&quot;);IF([.E72]=&quot;&quot;;&quot;&quot;;[.E72]);&quot;GRANT EXECUTE ON FUNCTION &quot; &amp; [.E72] &amp; IF([.C72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IF([.C73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IF([.C74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75];3)=&quot;-- &quot;;[.E75]=&quot;&quot;);IF([.E75]=&quot;&quot;;&quot;&quot;;[.E75]);&quot;GRANT EXECUTE ON FUNCTION &quot; &amp; [.E75] &amp; IF([.C75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name_construction_input[])TO user_&lt;&lt;$app_name$&gt;&gt;_data_admin;">
            <text:p>GRANT EXECUTE ON FUNCTION add_code_lng_names(par_if_exists boolean, par_c t_addressed_code_key_by_lng, VARIADIC par_codesnames_array name_construction_input[])TO user_&lt;&lt;$app_name$&gt;&gt;_data_admin;</text:p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.04.2010</text:date>, <text:time>05:30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4-10T05:30:10.21</dc:date>
    <dc:creator>Belka </dc:creator>
    <meta:editing-duration>PT42H49M34S</meta:editing-duration>
    <meta:editing-cycles>21</meta:editing-cycles>
    <meta:generator>OpenOffice.org/3.1$Win32 OpenOffice.org_project/310m19$Build-9420</meta:generator>
    <meta:document-statistic meta:table-count="3" meta:cell-count="288" meta:object-count="0"/>
  </office:meta>
</office:document-meta>
</file>